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fo:font-weight="bold" officeooo:rsid="00150a85" officeooo:paragraph-rsid="00150a85" style:font-size-asian="30pt" style:font-weight-asian="bold" style:font-size-complex="30pt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Object1" text:anchor-type="paragraph" svg:x="2.0075in" svg:y="1.1693in" svg:width="2.772in" svg:height="10.6665in" draw:z-index="0"><draw:object xlink:href="./Object 1" xlink:type="simple" xlink:show="embed" xlink:actuate="onLoad"/><draw:image xlink:href="./ObjectReplacements/Object 1" xlink:type="simple" xlink:show="embed" xlink:actuate="onLoad"/></draw:frame>RESPONSABILITATS DE CADA MÒDU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3.82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00:26:33.340602130</meta:creation-date>
    <dc:date>2015-06-01T00:28:34.050983506</dc:date>
    <meta:editing-duration>PT23S</meta:editing-duration>
    <meta:editing-cycles>1</meta:editing-cycles>
    <meta:document-statistic meta:table-count="0" meta:image-count="0" meta:object-count="1" meta:page-count="1" meta:paragraph-count="1" meta:word-count="4" meta:character-count="30" meta:non-whitespace-character-count="27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1" table:default-cell-style-name="ce6"/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Respons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ono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ador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fegirDispositiu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ta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ditorLaberint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frameAmbLog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historicUsuari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g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gin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menu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artida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nking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pintadorLaberint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pintadorPartida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berint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scadorCamiMinim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scadorCamiMaxim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ucio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ella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orCamins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listaOrdenadaCandidats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oladorTeclat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ontrolador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reccio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element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erintsPredefinits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buscadorCamins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inalitzarPartida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ormatLaberint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generadorLaberint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historic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historicBuit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iniciarPartida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itemMovibleIniciat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erintsPredefinits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artida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unt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storicMoviments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la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erint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erintAleatori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erintLinealHoritzontal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erintLinealVertical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tasma1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tasma2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tasma3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mMovible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cman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tida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sonatge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e</text:p>
          </table:table-cell>
          <table:table-cell office:value-type="string" calcext:value-type="string">
            <text:p>M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nt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uari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tils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idadorLaberint</text:p>
          </table:table-cell>
          <table:table-cell office:value-type="string" calcext:value-type="string">
            <text:p>Oscar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 style:data-style-name="N2" text:time-value="00:26:34.470133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